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S.No</text:p>
          </table:table-cell>
          <table:table-cell table:style-name="Table1.A1" office:value-type="string">
            <text:p text:style-name="Table_20_Contents">Application Domain </text:p>
          </table:table-cell>
          <table:table-cell table:style-name="Table1.A1" office:value-type="string">
            <text:p text:style-name="Table_20_Contents">Complex Problem Identified</text:p>
          </table:table-cell>
          <table:table-cell table:style-name="Table1.D1" office:value-type="string">
            <text:p text:style-name="Table_20_Contents">Justification</text:p>
            <text:p text:style-name="Table_20_Contents"/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Fitness trackers</text:p>
          </table:table-cell>
          <table:table-cell table:style-name="Table1.B2" office:value-type="string">
            <text:p text:style-name="Table_20_Contents">Fitness trackers are used to measure bpm, steps, calories burned etc in that particular person. It doesn't gives exact value or information to the user which leads to mis understanding.</text:p>
          </table:table-cell>
          <table:table-cell table:style-name="Table1.D2" office:value-type="string">
            <text:p text:style-name="Table_20_Contents">W e can use correct sensors by using advance technology for measuing the correct bpm, steps etc.to guide the user properly.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Solar Panels</text:p>
          </table:table-cell>
          <table:table-cell table:style-name="Table1.B2" office:value-type="string">
            <text:p text:style-name="Table_20_Contents">During cloudy days or low light conditions we get insufficient power for the consumers. The cos t of the solar pannels are also very high to offer, and difficulties in recycling or decomposing of used pannels without harming the environment.</text:p>
          </table:table-cell>
          <table:table-cell table:style-name="Table1.D2" office:value-type="string">
            <text:p text:style-name="Table_20_Contents">We can make the solar panels which stores the energy released by the sun and use it in the cloudy days and low light conditions and it should be a environmental friendly material.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3D Printers</text:p>
          </table:table-cell>
          <table:table-cell table:style-name="Table1.B2" office:value-type="string">
            <text:p text:style-name="Table_20_Contents">Material limitations , difficulties in printing complex designs, risks of copyrights for producing unauthorized products.</text:p>
          </table:table-cell>
          <table:table-cell table:style-name="Table1.D2" office:value-type="string">
            <text:p text:style-name="Table_20_Contents">Incoporate AI-driven systems for better quality, easy use for the users and for higher accurac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alesh </meta:initial-creator>
    <meta:creation-date>2024-12-19T21:40:28.36</meta:creation-date>
    <dc:date>2024-12-19T22:19:03.45</dc:date>
    <dc:creator>kamalesh </dc:creator>
    <meta:editing-duration>PT7M24S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1" meta:paragraph-count="16" meta:word-count="170" meta:character-count="1049"/>
  </office:meta>
</office:document-meta>
</file>